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<text:a xlink:href="mailto:ndeyesalydione@gmail.com" xlink:type="simple">ndeyesalydione@gmail.com</text:a>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Dione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<text:a xlink:href="mailto:yombaltech@gmail.com" xlink:type="simple">yombaltech@gmail.com</text:a></text:p>
          </table:table-cell>
          <table:table-cell office:value-type="string" calcext:value-type="string">
            <text:p>Yombal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<text:a xlink:href="mailto:famisterious@gmail.com" xlink:type="simple">famisterious@gmail.com</text:a>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07:59:58.798091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20:08:46.454386739</meta:creation-date>
    <dc:date>2020-12-04T10:21:44.186308046</dc:date>
    <meta:editing-duration>PT2H17M51S</meta:editing-duration>
    <meta:editing-cycles>8</meta:editing-cycles>
    <meta:generator>LibreOffice/6.4.4.2$Linux_X86_64 LibreOffice_project/40$Build-2</meta:generator>
    <meta:document-statistic meta:table-count="1" meta:cell-count="18" meta:object-count="0"/>
  </office:meta>
</office:document-meta>
</file>